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row table:style-name="ro1">
          <table:table-cell table:style-name="ce4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11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$Planilha2.C$6]" office:value-type="float" office:value="73.72" calcext:value-type="float">
            <text:p>73,7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$Planilha2.C$12]" office:value-type="float" office:value="2117.2" calcext:value-type="float">
            <text:p>2.117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$Planilha2.C$13]" office:value-type="float" office:value="471.2" calcext:value-type="float">
            <text:p>471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$Planilha2.C$7]" office:value-type="float" office:value="1198.4" calcext:value-type="float">
            <text:p>1.198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$Planilha2.C$7]" office:value-type="float" office:value="577.8" calcext:value-type="float">
            <text:p>577,8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$Planilha2.C$21]" office:value-type="float" office:value="1873.974" calcext:value-type="float">
            <text:p>1.873,97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$Planilha2.C$21]" office:value-type="float" office:value="1964.286" calcext:value-type="float">
            <text:p>1.964,29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$Planilha2.C$24]" office:value-type="float" office:value="1318.884" calcext:value-type="float">
            <text:p>1.318,88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$Planilha2.C$11]" office:value-type="float" office:value="2793" calcext:value-type="float">
            <text:p>2.793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$Planilha2.C$11]" office:value-type="float" office:value="2755" calcext:value-type="float">
            <text:p>2.75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$Planilha2.C$13]" office:value-type="float" office:value="2052" calcext:value-type="float">
            <text:p>2.052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$Planilha2.C$5]" office:value-type="float" office:value="2115.53" calcext:value-type="float">
            <text:p>2.115,53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$Planilha2.C$9]" office:value-type="float" office:value="528.9" calcext:value-type="float">
            <text:p>528,9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$Planilha2.C$13]" office:value-type="float" office:value="395.2" calcext:value-type="float">
            <text:p>395,2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$Planilha2.C$15]" office:value-type="float" office:value="1072.496" calcext:value-type="float">
            <text:p>1.072,5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$Planilha2.C$14]" office:value-type="float" office:value="2806" calcext:value-type="float">
            <text:p>2.806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$Planilha2.C$14]" office:value-type="float" office:value="989" calcext:value-type="float">
            <text:p>989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$Planilha2.C$12]" office:value-type="float" office:value="1795.6" calcext:value-type="float">
            <text:p>1.795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$Planilha2.C$12]" office:value-type="float" office:value="1527.6" calcext:value-type="float">
            <text:p>1.527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$Planilha2.C$24]" office:value-type="float" office:value="1251.594" calcext:value-type="float">
            <text:p>1.251,59</text:p>
          </table:table-cell>
        </table:table-row>
        <table:table-row table:style-name="ro1" table:number-rows-repeated="10482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3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1-28T13:22:46.430000000</dc:date>
    <meta:editing-duration>P3DT10H10M43S</meta:editing-duration>
    <meta:editing-cycles>63</meta:editing-cycles>
    <meta:document-statistic meta:table-count="3" meta:cell-count="1696" meta:object-count="0"/>
  </office:meta>
</office:document-meta>
</file>